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p text:style-name="P6"><text:tab/>•<text:tab/>Recherche autre sprite flamme pour la classe BombExplosion (Kévin,Jeremy,Pierre)</text:p>
      <text:p text:style-name="P6"><text:tab/>•<text:tab/>Création de la classe BombExplosion (Kévin)</text:p>
      <text:p text:style-name="P6"><text:tab/>•<text:tab/>Modification et amélioration de la classe Bomb (Jérémy, Pierre)</text:p>
      <text:p text:style-name="P6"/>
      <text:p text:style-name="P3"/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Hequette Pierre</meta:initial-creator>
  </office:meta>
</office:document-meta>
</file>